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cf59e" officeooo:paragraph-rsid="001cf59e" style:font-size-asian="26pt" style:font-size-complex="26pt"/>
    </style:style>
    <style:style style:name="P2" style:family="paragraph" style:parent-style-name="Standard">
      <style:text-properties fo:font-size="26pt" officeooo:rsid="001cf59e" officeooo:paragraph-rsid="001eeb5c" style:font-size-asian="26pt" style:font-size-complex="26pt"/>
    </style:style>
    <style:style style:name="P3" style:family="paragraph" style:parent-style-name="Standard">
      <style:text-properties fo:font-size="26pt" officeooo:rsid="001eeb5c" officeooo:paragraph-rsid="001eeb5c" style:font-size-asian="26pt" style:font-size-complex="26pt"/>
    </style:style>
    <style:style style:name="P4" style:family="paragraph" style:parent-style-name="Standard">
      <style:text-properties fo:font-size="26pt" officeooo:rsid="001f0ef5" officeooo:paragraph-rsid="001f0ef5" style:font-size-asian="26pt" style:font-size-complex="26pt"/>
    </style:style>
    <style:style style:name="P5" style:family="paragraph" style:parent-style-name="Standard">
      <style:text-properties fo:font-size="16pt" officeooo:rsid="001eeb5c" officeooo:paragraph-rsid="001eeb5c" style:font-size-asian="16pt" style:font-size-complex="16pt"/>
    </style:style>
    <style:style style:name="P6" style:family="paragraph" style:parent-style-name="Standard">
      <style:text-properties fo:font-size="16pt" officeooo:rsid="001f0ef5" officeooo:paragraph-rsid="001f0ef5" style:font-size-asian="14pt" style:font-size-complex="16pt"/>
    </style:style>
    <style:style style:name="P7" style:family="paragraph" style:parent-style-name="Standard">
      <style:text-properties officeooo:paragraph-rsid="001f0ef5"/>
    </style:style>
    <style:style style:name="T1" style:family="text">
      <style:text-properties officeooo:rsid="001eeb5c"/>
    </style:style>
    <style:style style:name="T2" style:family="text">
      <style:text-properties officeooo:rsid="001f0ef5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f0ef5" style:font-size-asian="16pt" style:font-size-complex="16pt"/>
    </style:style>
    <style:style style:name="T5" style:family="text">
      <style:text-properties officeooo:rsid="00209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ki Space Invaders <text:s text:c="8"/><text:span text:style-name="T1">Costa Simone 4 C</text:span></text:p>
      <text:p text:style-name="P2"/>
      <text:p text:style-name="P2"><text:span text:style-name="T1">Lezione 1</text:span></text:p>
      <text:p text:style-name="P5">Ho creato un canvas che insieme al buffer, permette di creare uno spazio dove poter disegnare.</text:p>
      <text:p text:style-name="P5">Ho inizializzato l’ Intro per poi poterla animare.</text:p>
      <text:p text:style-name="P5"><text:s/>eliminato lo sfarfallio dell’intro.</text:p>
      <text:p text:style-name="P5"/>
      <text:p text:style-name="P3">Lezione 2</text:p>
      <text:p text:style-name="P1"/>
      <text:p text:style-name="P5">Ho aggiunto le stelle e un KeyListener che “ascolta” <text:span text:style-name="T2">la tastiera ,ovvero chiede al sistema operativo di ritornargli l’output della tastiera.</text:span></text:p>
      <text:p text:style-name="P7"><text:span text:style-name="T3">Grazie alla classe KeyInputHandler vengono impostati i tasti da ascoltare e le loro funzionalità ,la tastiera funge da “Cannone”,e quando incomincio a premerla,stamperà Fire e </text:span><text:span text:style-name="T4">disegnerà i colpi.</text:span></text:p>
      <text:p text:style-name="P7"><text:span text:style-name="T4"/></text:p>
      <text:p text:style-name="P4">Aggiunte personali</text:p>
      <text:p text:style-name="P4"/>
      <text:p text:style-name="P6">Ho aggiunto un pacchetto jar,che mi permette di far animare meglio gli sprite degli alieni quando eslpodono.</text:p>
      <text:p text:style-name="P6">La sua funzione è di creare un array di sprite con un delay che permette il cambio da un immagine all’altra.</text:p>
      <text:p text:style-name="P6">Un’altra cosa che ho aggiunto è il life counter ,che parte da 3 ,ovvero avremo 3 vite,che fa si che quando gli alieni colpiscano la navicella,si perde una vita,una volta che si arriva a 0 vite <text:span text:style-name="T5">sarà Game Over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11:56:41.766000000</meta:creation-date>
    <dc:date>2020-05-20T15:02:41.894000000</dc:date>
    <meta:editing-duration>PT1H53M1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2" meta:word-count="167" meta:character-count="1018" meta:non-whitespace-character-count="854"/>
  </office:meta>
</office:document-meta>
</file>